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ourier" svg:font-family="Courier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co1" style:family="table-column">
      <style:table-column-properties style:column-width="4.318cm" style:use-optimal-column-width="false"/>
    </style:style>
    <style:style style:name="co2" style:family="table-column">
      <style:table-column-properties style:column-width="11.385cm" style:use-optimal-column-width="false"/>
    </style:style>
    <style:style style:name="co3" style:family="table-column">
      <style:table-column-properties style:column-width="11.072cm" style:use-optimal-column-width="false"/>
    </style:style>
    <style:style style:name="ro1" style:family="table-row">
      <style:table-row-properties style:row-height="1.729cm" style:use-optimal-row-height="false"/>
    </style:style>
    <style:style style:name="ro2" style:family="table-row">
      <style:table-row-properties style:row-height="5.414cm" style:use-optimal-row-height="false"/>
    </style:style>
    <style:style style:name="ro3" style:family="table-row">
      <style:table-row-properties style:row-height="6.151cm" style:use-optimal-row-height="false"/>
    </style:style>
    <style:style style:name="ro4" style:family="table-row">
      <style:table-row-properties style:row-height="3.203cm" style:use-optimal-row-height="false"/>
    </style:style>
    <style:style style:name="ce1" style:family="table-cell">
      <loext:graphic-properties draw:fill="none" draw:fill-color="#4f81bd" loext:fill-use-slide-background="false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28pt solid #333333" style:punctuation-wrap="hanging" loext:tab-stop-distance="0.953cm" style:writing-mode="lr-tb">
        <style:tab-stops>
          <style:tab-stop style:position="0cm"/>
        </style:tab-stops>
      </style:paragraph-properties>
      <style:text-properties fo:color="#7f00fe" loext:opacity="100%" style:font-name="DejaVu Sans1" fo:font-size="18pt" style:font-size-asian="18pt" style:font-size-complex="18pt" fo:hyphenate="false"/>
    </style:style>
    <style:style style:name="ce2" style:family="table-cell">
      <loext:graphic-properties draw:fill="none" draw:fill-color="#4f81bd" loext:fill-use-slide-background="false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28pt solid #333333" style:punctuation-wrap="hanging" loext:tab-stop-distance="0.953cm" style:writing-mode="lr-tb">
        <style:tab-stops>
          <style:tab-stop style:position="0cm"/>
        </style:tab-stops>
      </style:paragraph-properties>
      <style:text-properties fo:color="#7f00fe" loext:opacity="100%" style:font-name="DejaVu Sans1" fo:font-size="18pt" style:font-size-asian="18pt" style:font-size-complex="18pt" fo:hyphenate="false"/>
    </style:style>
    <style:style style:name="ce3" style:family="table-cell">
      <loext:graphic-properties draw:fill="none" draw:fill-color="#4f81bd" loext:fill-use-slide-background="false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28pt solid #333333" style:punctuation-wrap="hanging" loext:tab-stop-distance="0.953cm" style:writing-mode="lr-tb">
        <style:tab-stops>
          <style:tab-stop style:position="0cm"/>
        </style:tab-stops>
      </style:paragraph-properties>
      <style:text-properties fo:color="#7f00fe" loext:opacity="100%" style:font-name="DejaVu Sans1" fo:font-size="18pt" style:font-size-asian="18pt" style:font-size-complex="18pt" fo:hyphenate="false"/>
    </style:style>
    <style:style style:name="ce4" style:family="table-cell">
      <loext:graphic-properties draw:fill="none" draw:fill-color="#d0d8e7" loext:fill-use-slide-background="false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28pt solid #333333" style:punctuation-wrap="hanging" loext:tab-stop-distance="0.953cm" style:writing-mode="lr-tb">
        <style:tab-stops>
          <style:tab-stop style:position="0cm"/>
        </style:tab-stops>
      </style:paragraph-properties>
      <style:text-properties style:font-name="DejaVu Sans1" fo:font-size="18pt" style:font-size-asian="18pt" style:font-size-complex="18pt" fo:hyphenate="false"/>
    </style:style>
    <style:style style:name="ce5" style:family="table-cell">
      <loext:graphic-properties draw:fill="none" draw:fill-color="#d0d8e7" loext:fill-use-slide-background="false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28pt solid #333333" style:punctuation-wrap="hanging" loext:tab-stop-distance="0.953cm" style:writing-mode="lr-tb">
        <style:tab-stops>
          <style:tab-stop style:position="0cm"/>
        </style:tab-stops>
      </style:paragraph-properties>
      <style:text-properties style:font-name="DejaVu Sans1" fo:font-size="18pt" style:font-size-asian="18pt" style:font-size-complex="18pt" fo:hyphenate="false"/>
    </style:style>
    <style:style style:name="ce6" style:family="table-cell">
      <loext:graphic-properties draw:fill="none" draw:fill-color="#d0d8e7" loext:fill-use-slide-background="false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28pt solid #333333" style:punctuation-wrap="hanging" loext:tab-stop-distance="0.953cm" style:writing-mode="lr-tb">
        <style:tab-stops>
          <style:tab-stop style:position="0cm"/>
        </style:tab-stops>
      </style:paragraph-properties>
      <style:text-properties style:font-name="DejaVu Sans1" fo:font-size="18pt" style:font-size-asian="18pt" style:font-size-complex="18pt" fo:hyphenate="false"/>
    </style:style>
    <style:style style:name="ce7" style:family="table-cell">
      <loext:graphic-properties draw:fill="none" draw:fill-color="#e9ecf3" loext:fill-use-slide-background="false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28pt solid #333333" style:punctuation-wrap="hanging" loext:tab-stop-distance="0.953cm" style:writing-mode="lr-tb">
        <style:tab-stops>
          <style:tab-stop style:position="0cm"/>
        </style:tab-stops>
      </style:paragraph-properties>
      <style:text-properties style:font-name="DejaVu Sans1" fo:font-size="18pt" style:font-size-asian="18pt" style:font-size-complex="18pt" fo:hyphenate="false"/>
    </style:style>
    <style:style style:name="ce8" style:family="table-cell">
      <loext:graphic-properties draw:fill="none" draw:fill-color="#e9ecf3" loext:fill-use-slide-background="false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28pt solid #333333" style:punctuation-wrap="hanging" loext:tab-stop-distance="0.953cm" style:writing-mode="lr-tb">
        <style:tab-stops>
          <style:tab-stop style:position="0cm"/>
        </style:tab-stops>
      </style:paragraph-properties>
      <style:text-properties style:font-name="DejaVu Sans1" fo:font-size="18pt" style:font-size-asian="18pt" style:font-size-complex="18pt" fo:hyphenate="false"/>
    </style:style>
    <style:style style:name="ce9" style:family="table-cell">
      <loext:graphic-properties draw:fill="none" draw:fill-color="#e9ecf3" loext:fill-use-slide-background="false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28pt solid #333333" style:punctuation-wrap="hanging" loext:tab-stop-distance="0.953cm" style:writing-mode="lr-tb">
        <style:tab-stops>
          <style:tab-stop style:position="0cm"/>
        </style:tab-stops>
      </style:paragraph-properties>
      <style:text-properties style:font-name="DejaVu Sans1" fo:font-size="18pt" style:font-size-asian="18pt" style:font-size-complex="18pt" fo:hyphenate="false"/>
    </style:style>
    <style:style style:name="ce10" style:family="table-cell">
      <loext:graphic-properties draw:fill="none" draw:fill-color="#d0d8e7" loext:fill-use-slide-background="false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28pt solid #333333" style:punctuation-wrap="hanging" loext:tab-stop-distance="0.953cm" style:writing-mode="lr-tb">
        <style:tab-stops>
          <style:tab-stop style:position="0cm"/>
        </style:tab-stops>
      </style:paragraph-properties>
      <style:text-properties style:font-name="DejaVu Sans1" fo:font-size="18pt" style:font-size-asian="18pt" style:font-size-complex="18pt" fo:hyphenate="false"/>
    </style:style>
    <style:style style:name="ce11" style:family="table-cell">
      <loext:graphic-properties draw:fill="none" draw:fill-color="#d0d8e7" loext:fill-use-slide-background="false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28pt solid #333333" style:punctuation-wrap="hanging" loext:tab-stop-distance="0.953cm" style:writing-mode="lr-tb">
        <style:tab-stops>
          <style:tab-stop style:position="0cm"/>
        </style:tab-stops>
      </style:paragraph-properties>
      <style:text-properties style:font-name="DejaVu Sans1" fo:font-size="18pt" style:font-size-asian="18pt" style:font-size-complex="18pt" fo:hyphenate="false"/>
    </style:style>
    <style:style style:name="ce12" style:family="table-cell">
      <loext:graphic-properties draw:fill="none" draw:fill-color="#d0d8e7" loext:fill-use-slide-background="false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28pt solid #333333" style:punctuation-wrap="hanging" loext:tab-stop-distance="0.953cm" style:writing-mode="lr-tb">
        <style:tab-stops>
          <style:tab-stop style:position="0cm"/>
        </style:tab-stops>
      </style:paragraph-properties>
      <style:text-properties style:font-name="DejaVu Sans1" fo:font-size="18pt" style:font-size-asian="18pt" style:font-size-complex="18pt" fo:hyphenate="false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left="0cm" fo:margin-right="0cm" fo:margin-top="0.5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3" style:family="paragraph">
      <style:paragraph-properties fo:margin-top="0.5cm" fo:margin-bottom="0cm" fo:line-height="115%"/>
    </style:style>
    <style:style style:name="P4" style:family="paragraph">
      <style:paragraph-properties fo:margin-top="0cm" fo:margin-bottom="0cm" fo:line-height="115%"/>
      <style:text-properties fo:color="#003b76" loext:opacity="100%" fo:language="pt" fo:country="BR"/>
    </style:style>
    <style:style style:name="P5" style:family="paragraph">
      <style:paragraph-properties fo:margin-left="0cm" fo:margin-right="0cm" fo:margin-top="0.799cm" fo:margin-bottom="0cm" fo:line-height="115%" fo:text-align="end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6" style:family="paragraph">
      <style:paragraph-properties fo:text-align="end"/>
      <style:text-properties fo:font-size="20pt" style:font-size-asian="20pt" style:font-size-complex="20pt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P9" style:family="paragraph">
      <style:text-properties fo:color="#7f00fe" loext:opacity="100%" style:font-name="DejaVu Sans1" fo:font-size="18pt" style:font-size-asian="18pt" style:font-size-complex="18pt"/>
    </style:style>
    <style:style style:name="P10" style:family="paragraph">
      <style:text-properties style:font-name="DejaVu Sans1" fo:font-size="18pt" style:font-size-asian="18pt" style:font-size-complex="18pt"/>
    </style:style>
    <style:style style:name="T1" style:family="text">
      <style:text-properties fo:color="#003b76" loext:opacity="100%" fo:font-size="44pt" fo:language="pt" fo:country="BR" fo:font-weight="normal" style:font-size-asian="44pt" style:font-weight-asian="normal" style:font-size-complex="44pt" style:font-weight-complex="normal"/>
    </style:style>
    <style:style style:name="T2" style:family="text">
      <style:text-properties fo:color="#003b76" loext:opacity="100%" fo:font-size="28pt" fo:language="pt" fo:country="BR" style:font-size-asian="28pt" style:font-size-complex="28pt"/>
    </style:style>
    <style:style style:name="T3" style:family="text">
      <style:text-properties fo:color="#003b76" loext:opacity="100%" fo:language="pt" fo:country="BR"/>
    </style:style>
    <style:style style:name="T4" style:family="text">
      <style:text-properties fo:color="#003b76" loext:opacity="100%" fo:font-size="20pt" fo:language="pt" fo:country="BR" style:font-size-asian="20pt" style:font-size-complex="20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1.5cm" svg:x="1cm" svg:y="9cm" presentation:class="outline" presentation:user-transformed="true">
          <draw:text-box>
            <text:p text:style-name="P1"><text:span text:style-name="T1">CONCEITOS</text:span></text:p>
            <text:p text:style-name="P2"><text:span text:style-name="T2">Sistemas Distribuídos</text:span></text:p>
            <text:p text:style-name="P2"><text:span text:style-name="T3">Eduardo Furlan Miranda</text:span></text:p>
            <text:p text:style-name="P3"><text:span text:style-name="T4"/></text:p>
          </draw:text-box>
        </draw:frame>
        <draw:frame presentation:style-name="pr1" draw:text-style-name="P6" draw:layer="layout" svg:width="17.36cm" svg:height="2.096cm" svg:x="9.14cm" svg:y="18.404cm" presentation:class="outline" presentation:user-transformed="true">
          <draw:text-box>
            <text:p text:style-name="P5"><text:span text:style-name="T5">Adaptado de: PEREIRA, C. S. Sistemas Distribuídos. Londrina: EDE SA, 2019. ISBN 978-85-522-1443-4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Sistemas Distribuídos: Conceitos, Classificação e Sincronização</text:p>
          </draw:text-box>
        </draw:frame>
        <draw:frame presentation:style-name="pr1" draw:layer="layout" svg:width="26cm" svg:height="16.5cm" svg:x="1cm" svg:y="4cm" presentation:class="outline">
          <draw:text-box>
            <text:p>Entendendo a Base da Interconectividade e Robustez</text:p>
            <text:list text:style-name="L1">
              <text:list-item>
                <text:p>Contexto: No cenário tecnológico atual, sistemas computacionais estão cada vez mais interligados em rede.</text:p>
              </text:list-item>
              <text:list-item>
                <text:p>Relevância: É fundamental compreender como esses sistemas funcionam, suas classificações e a importância da sincronização para garantir a operação correta de aplicações distribuídas.</text:p>
              </text:list-item>
              <text:list-item>
                <text:p>Problemas comuns: Um exemplo de problema é a sincronização de relógios, que pode causar inconsistências como horários equivocados em e-mail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O Que São Sistemas Distribuídos?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: um sistema distribuído é um conjunto de computadores que são interligados via rede, mas que, para o usuário final das aplicações, aparenta ser um sistema único.</text:p>
                <text:list>
                  <text:list-item>
                    <text:p>Pode parecer uma única máquina ou um único software.</text:p>
                  </text:list-item>
                </text:list>
              </text:list-item>
              <text:list-item>
                <text:p>Funcionamento Independente: os computadores que fazem parte desses sistemas têm funcionamento independente, agindo por si próprios.</text:p>
                <text:list>
                  <text:list-item>
                    <text:p>Frequentemente, os sistemas e hardwares dessas máquinas podem ser totalmente diferentes (heterogêneos).</text:p>
                  </text:list-item>
                </text:list>
              </text:list-item>
              <text:list-item>
                <text:p>Motivação Principal: o desejo de compartilhar recursos.</text:p>
                <text:list>
                  <text:list-item>
                    <text:p>Recursos abrangem desde componentes de hardware (discos, impressoras) até entidades de software (arquivos, bancos de dados, objetos de dados).</text:p>
                  </text:list-item>
                </text:list>
              </text:list-item>
              <text:list-item>
                <text:p>Assimile: um sistema distribuído é formado por vários nós/máquinas que executam uma função, de modo que, para o usuário final, aparentam ser uma única máquin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Exemplos Cotidianos de Sistemas Distribuí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cesso à Internet: Ao abrir um navegador e acessar uma página, você já está usando um sistema distribuído.</text:p>
              </text:list-item>
              <text:list-item>
                <text:p>Serviços Comuns: As redes são a base de muitos serviços cotidianos que consideramos naturais:</text:p>
                <text:list>
                  <text:list-item>
                    <text:p>Internet e World Wide Web.</text:p>
                  </text:list-item>
                  <text:list-item>
                    <text:p>Pesquisa na web.</text:p>
                  </text:list-item>
                  <text:list-item>
                    <text:p>Jogos online.</text:p>
                  </text:list-item>
                  <text:list-item>
                    <text:p>E-mails.</text:p>
                  </text:list-item>
                  <text:list-item>
                    <text:p>Redes sociais.</text:p>
                  </text:list-item>
                  <text:list-item>
                    <text:p>E-Commerce.</text:p>
                  </text:list-item>
                </text:list>
              </text:list-item>
              <text:list-item>
                <text:p>Jogos Multiplayer Online: A maioria utiliza a arquitetura cliente-servidor e são exemplos de sistemas distribuídos.</text:p>
                <text:list>
                  <text:list-item>
                    <text:p>Exemplo: Em um jogo de guerra online, o jogador X tem seu avatar, uma imagem autoritária (cópia do servidor) e um terceiro avatar (cópia enviada aos outros jogadores), ilustrando a arquitetura cliente-servidor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Arquitetura Cliente-Servidor e Middleware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Arquitetura Cliente-Servidor: É a mais utilizada em sistemas distribuídos.</text:p>
                <text:list>
                  <text:list-item>
                    <text:p>Apresenta recursos compartilhados (hardware e software) para permitir que milhares de clientes acessem e utilizem esses recursos como se houvesse uma comunicação direta.</text:p>
                  </text:list-item>
                </text:list>
              </text:list-item>
              <text:list-item>
                <text:p>Robustez dos Sistemas Distribuídos: Sistemas distribuídos podem ser considerados uma solução mais robusta em comparação com sistemas puramente de rede.</text:p>
              </text:list-item>
              <text:list-item>
                <text:p>Middleware: Parte dessa robustez é alcançada graças a um componente conhecido como middleware.</text:p>
                <text:list>
                  <text:list-item>
                    <text:p>Definição: É uma camada de software situada entre as aplicações e o sistema operacional.</text:p>
                  </text:list-item>
                  <text:list-item>
                    <text:p>Sua função é facilitar a comunicação e o gerenciamento em ambientes distribuído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Classificação: Computação em Cluster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: Um conjunto de máquinas com hardware semelhantes, ou seja, possuem características homogêneas.</text:p>
                <text:list>
                  <text:list-item>
                    <text:p>As máquinas são ligadas por rede local (LAN).</text:p>
                  </text:list-item>
                </text:list>
              </text:list-item>
              <text:list-item>
                <text:p>Características de Software:</text:p>
                <text:list>
                  <text:list-item>
                    <text:p>Geralmente, o sistema operacional entre as máquinas é equivalente.</text:p>
                  </text:list-item>
                  <text:list-item>
                    <text:p>Um único programa funciona de forma paralela, subdividido em partes menores, executado em cada nó do cluster.</text:p>
                  </text:list-item>
                  <text:list-item>
                    <text:p>Objetivo: Obter aumento significativo de desempenho e executar tarefas em menos tempo.</text:p>
                  </text:list-item>
                </text:list>
              </text:list-item>
              <text:list-item>
                <text:p>Acoplamento: As máquinas são geralmente fortemente acopladas em suas ligações.</text:p>
                <text:list>
                  <text:list-item>
                    <text:p>Muitas vezes, podem até compartilhar a mesma memória RAM entre várias máquinas.</text:p>
                  </text:list-item>
                </text:list>
              </text:list-item>
              <text:list-item>
                <text:p>Nó Mestre: Há sempre uma máquina chamada nó mestre ou máquina principal.</text:p>
                <text:list>
                  <text:list-item>
                    <text:p>Funções do nó mestre: Gerencia o funcionamento da aplicação entre todos os nós, faz a interface com o usuário, aloca tarefas e administra a fila de tarefa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Classificação: Computação em Grid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: Um conjunto de máquinas com características diferentes, ou seja, possuem características heterogêneas.</text:p>
                <text:list>
                  <text:list-item>
                    <text:p>O hardware e os sistemas operacionais podem ser de fabricantes distintos.</text:p>
                  </text:list-item>
                </text:list>
              </text:list-item>
              <text:list-item>
                <text:p>Estrutura: Essencialmente, um sistema de computação em grid interliga vários clusters.</text:p>
                <text:list>
                  <text:list-item>
                    <text:p>Pode ser visto como um conjunto de dois ou mais clusters, cada um responsável por um tipo de pesquisa.</text:p>
                  </text:list-item>
                </text:list>
              </text:list-item>
              <text:list-item>
                <text:p>Finalidade: Criados para executar diferentes tarefas, de certa maneira relacionadas entre si.</text:p>
                <text:list>
                  <text:list-item>
                    <text:p>Formam um centro de pesquisas de caráter multidisciplinar.</text:p>
                  </text:list-item>
                </text:list>
              </text:list-item>
              <text:list-item>
                <text:p>Exemplo: O CineGrid é um exemplo de grid, trabalhando no desenvolvimento de ferramentas colaborativas multimídia e interligando centros de pesquisa em várias partes do mund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Principais Diferenças: Cluster vs. Grid</text:p>
          </draw:text-box>
        </draw:frame>
        <draw:frame draw:name="Content Placeholder 5" draw:style-name="gr2" draw:layer="layout" svg:width="26.774cm" svg:height="16.496cm" svg:x="0.742cm" svg:y="3.968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9">Caracterís-tica</text:p>
              </table:table-cell>
              <table:table-cell table:style-name="ce2">
                <text:p text:style-name="P9">Computação em Cluster</text:p>
              </table:table-cell>
              <table:table-cell table:style-name="ce3">
                <text:p text:style-name="P9">Computação em Grid</text:p>
              </table:table-cell>
            </table:table-row>
            <table:table-row table:style-name="ro2">
              <table:table-cell table:style-name="ce4">
                <text:p text:style-name="P10">Homoge-neidade</text:p>
              </table:table-cell>
              <table:table-cell table:style-name="ce5">
                <text:p text:style-name="P10">Homogênea: Máquinas com hardware e, na maioria das vezes, sistemas operacionais semelhantes.</text:p>
              </table:table-cell>
              <table:table-cell table:style-name="ce6">
                <text:p text:style-name="P10">Heterogênea: Máquinas com hardware e sistemas operacionais diferentes, podendo ser de fabricantes distintos.</text:p>
              </table:table-cell>
            </table:table-row>
            <table:table-row table:style-name="ro3">
              <table:table-cell table:style-name="ce7">
                <text:p text:style-name="P10">Finalidade</text:p>
              </table:table-cell>
              <table:table-cell table:style-name="ce8">
                <text:p text:style-name="P10">Criados para executar tarefas específicas que necessitam de alto poder de processamento e levariam muito tempo em um computador convencional (ex: treinamento de redes neurais).</text:p>
              </table:table-cell>
              <table:table-cell table:style-name="ce9">
                <text:p text:style-name="P10">Criados para executar diferentes tarefas relacionadas, formando centros de pesquisas multidisciplinares. Interliga vários clusters.</text:p>
              </table:table-cell>
            </table:table-row>
            <table:table-row table:style-name="ro4">
              <table:table-cell table:style-name="ce10">
                <text:p text:style-name="P10">Acoplamen-to</text:p>
              </table:table-cell>
              <table:table-cell table:style-name="ce11">
                <text:p text:style-name="P10">Geralmente fortemente acoplados, podendo compartilhar memória RAM.</text:p>
              </table:table-cell>
              <table:table-cell table:style-name="ce12">
                <text:p text:style-name="P10">Menos acoplados, atuando como uma rede de recursos mais distribuída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A Importância da Sincronização de Relógio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Problema Real: É comum receber um e-mail de resposta com um horário anterior ao e-mail original, ilustrando um problema de sincronização de relógios.</text:p>
              </text:list-item>
              <text:list-item>
                <text:p>Necessidade Crucial: Para o funcionamento correto de uma aplicação distribuída, os relógios de todas as máquinas devem estar sincronizados.</text:p>
              </text:list-item>
              <text:list-item>
                <text:p>Impacto na Operação:</text:p>
                <text:list>
                  <text:list-item>
                    <text:p>Serviços como acesso remoto e autenticação de usuários podem não funcionar adequadamente caso haja uma diferença muito grande no horário entre as máquinas cliente e servidora.</text:p>
                  </text:list-item>
                  <text:list-item>
                    <text:p>Pode levar a inconsistências de dados e falhas operacionais.</text:p>
                  </text:list-item>
                </text:list>
              </text:list-item>
              <text:list-item>
                <text:p>Solução: A sincronização horária é uma das maneiras mais utilizadas e populares para sistemas formados por múltiplos computadores sincronizarem suas ações.</text:p>
                <text:list>
                  <text:list-item>
                    <text:p>O protocolo Network Time Protocol (NTP) é a base para essa sincronizaçã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Network Time Protocol (NTP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ropósito: Protocolo mais utilizado para a sincronização do relógio de máquinas locais (desktops, notebooks, servidores) e demais dispositivos de rede.</text:p>
              </text:list-item>
              <text:list-item>
                <text:p>Funcionamento: Utiliza o User Datagram Protocol (UDP), operando na porta 123.</text:p>
              </text:list-item>
              <text:list-item>
                <text:p>Referência Horária: A referência horária é dada por sistemas de altíssima precisão, como os relógios atômicos.</text:p>
              </text:list-item>
              <text:list-item>
                <text:p>Hierarquia de Servidores (Estratos):</text:p>
                <text:list>
                  <text:list-item>
                    <text:p>Estrato 0: Os sistemas de alta precisão (relógios atômicos).</text:p>
                  </text:list-item>
                  <text:list-item>
                    <text:p>Estrato 1: Servidores conectados diretamente a relógios atômicos.</text:p>
                  </text:list-item>
                  <text:list-item>
                    <text:p>Estrato 2: Servidores conectados aos de estrato 1, formando uma segunda camada.</text:p>
                  </text:list-item>
                  <text:list-item>
                    <text:p>Esta hierarquia se estende até o estrato 15.</text:p>
                  </text:list-item>
                </text:list>
              </text:list-item>
              <text:list-item>
                <text:p>Cálculo da Latência: O NTP é projetado para verificar o atraso (latência) entre a máquina cliente e o servidor.</text:p>
                <text:list>
                  <text:list-item>
                    <text:p>A máquina cliente consulta um servidor NTP para verificar seu atraso (ou adiantamento) em relação à referência horária, usando timestamps (t1, t2, t3, t4) para ajustar precisamente o relógio local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Sincronização de Relógios na Prátic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nfiguração no Windows 10:</text:p>
                <text:list>
                  <text:list-item>
                    <text:p>Abrir o Prompt de Comando (CMD) como Administrador.</text:p>
                  </text:list-item>
                  <text:list-item>
                    <text:p>Inserir o comando para apontar para o servidor NTP: w32tm /config /syncfromflags:manual /manualpeerlist:0.pool.ntp.org.</text:p>
                  </text:list-item>
                  <text:list-item>
                    <text:p>Reiniciar o serviço de data e hora: net stop w32time net start w32time.</text:p>
                  </text:list-item>
                  <text:list-item>
                    <text:p>Forçar uma sincronização: w32tm /resync /rediscover.</text:p>
                    <text:list>
                      <text:list-item>
                        <text:p>Uma mensagem confirmará a conclusão bem-sucedida.</text:p>
                      </text:list-item>
                    </text:list>
                  </text:list-item>
                </text:list>
              </text:list-item>
              <text:list-item>
                <text:p>Configuração no Linux (Ubuntu 18.04):</text:p>
                <text:list>
                  <text:list-item>
                    <text:p>Pelo Terminal, editar o arquivo de configuração NTP com o comando: sudo nano /etc/ntp.conf.</text:p>
                  </text:list-item>
                  <text:list-item>
                    <text:p>Inserir as informações do servidor NTP (ex: pool.ntp.br) adicionando a linha: pool pool.ntp.br.</text:p>
                  </text:list-item>
                  <text:list-item>
                    <text:p>Reiniciar o serviço NTP: sudo service ntp restart.</text:p>
                    <text:list>
                      <text:list-item>
                        <text:p>Isso sincroniza as informações de data e hora na máquina Linux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ourier" svg:font-family="Courier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7f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fe7f00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–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–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799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1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8-25T11:12:15.786984678</dc:date>
    <meta:editing-duration>P2DT5H58M19S</meta:editing-duration>
    <meta:editing-cycles>317</meta:editing-cycles>
    <meta:generator>LibreOffice/25.2.5.2$Linux_X86_64 LibreOffice_project/520$Build-2</meta:generator>
    <meta:document-statistic meta:object-count="66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